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04491" officeooo:paragraph-rsid="00104491"/>
    </style:style>
    <style:style style:name="P2" style:family="paragraph" style:parent-style-name="Preformatted_20_Text">
      <style:text-properties officeooo:paragraph-rsid="00104491"/>
    </style:style>
    <style:style style:name="P3" style:family="paragraph" style:parent-style-name="Preformatted_20_Text">
      <style:text-properties fo:color="#990066" officeooo:rsid="00104491" officeooo:paragraph-rsid="00104491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Heading_20_2">
      <style:text-properties officeooo:rsid="00104491" officeooo:paragraph-rsid="00104491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>
      <style:text-properties officeooo:rsid="00104491" officeooo:paragraph-rsid="00104491"/>
    </style:style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Standard">
      <style:text-properties officeooo:rsid="00104491" officeooo:paragraph-rsid="00104491"/>
    </style:style>
    <style:style style:name="P12" style:family="paragraph" style:parent-style-name="Standard">
      <style:text-properties officeooo:rsid="0013432e" officeooo:paragraph-rsid="0013432e"/>
    </style:style>
    <style:style style:name="P13" style:family="paragraph" style:parent-style-name="Standard">
      <style:text-properties fo:color="#990066"/>
    </style:style>
    <style:style style:name="P14" style:family="paragraph" style:parent-style-name="Standard">
      <style:text-properties fo:color="#801900" officeooo:rsid="00104491" officeooo:paragraph-rsid="00104491"/>
    </style:style>
    <style:style style:name="P15" style:family="paragraph" style:parent-style-name="Standard">
      <style:text-properties fo:color="#801900" officeooo:rsid="0013432e" officeooo:paragraph-rsid="0013432e"/>
    </style:style>
    <style:style style:name="T1" style:family="text">
      <style:text-properties officeooo:rsid="00104491"/>
    </style:style>
    <style:style style:name="T2" style:family="text">
      <style:text-properties officeooo:rsid="0013432e"/>
    </style:style>
    <style:style style:name="T3" style:family="text">
      <style:text-properties fo:color="#000033"/>
    </style:style>
    <style:style style:name="T4" style:family="text">
      <style:text-properties fo:color="#990066"/>
    </style:style>
    <style:style style:name="T5" style:family="text">
      <style:text-properties fo:color="#990066" officeooo:rsid="00104491"/>
    </style:style>
    <style:style style:name="T6" style:family="text">
      <style:text-properties style:text-underline-style="none"/>
    </style:style>
    <style:style style:name="T7" style:family="text">
      <style:text-properties fo:color="#0000cc"/>
    </style:style>
    <style:style style:name="T8" style:family="text">
      <style:text-properties fo:color="#80190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h text:style-name="Heading_20_1" text:outline-level="1"><text:bookmark text:name="ariaid-title1"/>Partitioners</text:h>
      <text:p text:style-name="Standard"/>
      <text:p text:style-name="Standard"/>
      <text:list xml:id="list9183690930722837863" text:style-name="L1">
        <text:list-item>
          <text:p text:style-name="P9"><text:bookmark text:name="concept_ds_dwv_npf_fk__ul_hx2_qpf_fk"/><text:span text:style-name="Source_20_Text">Murmur3Partitioner</text:span> (default): uniformly distributes data across the cluster based on MurmurHash hash values. </text:p>
        </text:list-item>
        <text:list-item>
          <text:p text:style-name="P9"><text:span text:style-name="Source_20_Text">RandomPartitioner</text:span>: uniformly distributes data across the cluster based on MD5 hash values. </text:p>
        </text:list-item>
        <text:list-item>
          <text:p text:style-name="P6"><text:span text:style-name="Source_20_Text">ByteOrderedPartitioner</text:span>: keeps an ordered distribution of data lexically by key bytes </text:p>
        </text:list-item>
      </text:list>
      <text:p text:style-name="Text_20_body"><text:bookmark text:name="concept_ds_dwv_npf_fk__m3p-ph"/>The <text:span text:style-name="Source_20_Text">Murmur3Partitioner</text:span> is the default partitioning strategy for new Cassandra clusters and the right choice for new clusters in almost all cases.</text:p>
      <text:p text:style-name="Text_20_body">Set the partitioner in the <text:a xlink:type="simple" xlink:href="https://docs.datastax.com/en/cassandra/2.1/cassandra/architecture/architecturePartitionerAbout_c.html#concept_ds_dwv_npf_fk__cassandrayaml">cassandra.yaml</text:a> file:</text:p>
      <text:list xml:id="list1995012072149113975" text:style-name="L2">
        <text:list-item>
          <text:p text:style-name="P10"><text:bookmark text:name="concept_ds_dwv_npf_fk__ul_orl_mfq_nk"/><text:span text:style-name="Source_20_Text"><text:span text:style-name="T4">Murmur3Partitioner</text:span></text:span><text:span text:style-name="T4">: org.apache.cassandra.dht.Murmur3Partitioner </text:span></text:p>
        </text:list-item>
        <text:list-item>
          <text:p text:style-name="P10"><text:span text:style-name="Source_20_Text"><text:span text:style-name="T4">RandomPartitioner</text:span></text:span><text:span text:style-name="T4">: org.apache.cassandra.dht.RandomPartitioner </text:span></text:p>
        </text:list-item>
        <text:list-item>
          <text:p text:style-name="P7"><text:span text:style-name="Source_20_Text"><text:span text:style-name="T4">ByteOrderedPartitioner</text:span></text:span><text:span text:style-name="T4">: org.apache.cassandra.dht.ByteOrderedPartitioner </text:span></text:p>
        </text:list-item>
      </text:list>
      <text:p text:style-name="P13"/>
      <text:p text:style-name="Standard"/>
      <text:p text:style-name="Standard"/>
      <text:p text:style-name="P11">in <text:a xlink:type="simple" xlink:href="https://docs.datastax.com/en/cassandra/2.1/cassandra/architecture/architecturePartitionerAbout_c.html#concept_ds_dwv_npf_fk__cassandrayaml">cassandra.yaml</text:a> <text:s/>file change ithe num_tokens to #num comment it</text:p>
      <text:p text:style-name="P11"/>
      <text:p text:style-name="P11"># num_tokens</text:p>
      <text:p text:style-name="P11"/>
      <text:p text:style-name="P11">and add <text:s/>the parameter</text:p>
      <text:p text:style-name="P11"/>
      <text:p text:style-name="P11"><text:a xlink:type="simple" xlink:href="https://docs.datastax.com/en/cassandra/2.1/cassandra/configuration/configCassandra_yaml_r.html#reference_ds_qfg_n1r_1k__initial_token"><text:span text:style-name="T6">initial_token</text:span></text:a> <text:s/>............</text:p>
      <text:p text:style-name="P11"/>
      <text:p text:style-name="P11">the tocken finds by</text:p>
      <text:h text:style-name="P5" text:outline-level="2">Calculating tokens for the Murmur3Partitioner<text:a xlink:type="simple" xlink:href="https://docs.datastax.com/en/cassandra/2.1/cassandra/configuration/configGenTokens_c.html#concept_ds_rns_mt1_gk__calc-tokens-m3p"> </text:a></text:h>
      <text:p text:style-name="P1"/>
      <text:p text:style-name="P3"/>
      <text:p text:style-name="P1"><text:span text:style-name="Source_20_Text"><text:span text:style-name="T4">python -c 'print [str(((2**64 / number_of_tokens) * i) - 2**63) for i in range(number_of_tokens)]'</text:span></text:span></text:p>
      <text:p text:style-name="P11"/>
      <text:p text:style-name="P11">in the place of number_of token give the number of servers using</text:p>
      <text:p text:style-name="P11"/>
      <text:p text:style-name="P11"/>
      <text:p text:style-name="P11"/>
      <text:p text:style-name="P11"/>
      <text:p text:style-name="P8">For example, to generate tokens for 6 nodes:</text:p>
      <text:p text:style-name="P4"><text:soft-page-break/><text:span text:style-name="Source_20_Text"><text:span text:style-name="T4">python -c 'print [str(((2**64 / 6) * i) - 2**63) for i in range(6)]'</text:span></text:span></text:p>
      <text:p text:style-name="Text_20_body"/>
      <text:p text:style-name="Text_20_body"/>
      <text:p text:style-name="Text_20_body">The command displays the token for each node:</text:p>
      <text:p text:style-name="Preformatted_20_Text"><text:span text:style-name="Source_20_Text"><text:span text:style-name="T4">[ '-9223372036854775808', '-6148914691236517206', '-3074457345618258604', </text:span></text:span></text:p>
      <text:p text:style-name="P4"><text:span text:style-name="Source_20_Text"><text:span text:style-name="T4"><text:s text:c="2"/>'-2', '3074457345618258600', '6148914691236517202' ]</text:span></text:span></text:p>
      <text:h text:style-name="P5" text:outline-level="2">Cassandra Token Calculator</text:h>
      <text:p text:style-name="P11"><text:s/>gui</text:p>
      <text:p text:style-name="P11"/>
      <text:p text:style-name="P11">http://www.geroba.com/cassandra/cassandra-token-calculator/</text:p>
      <text:p text:style-name="P11"/>
      <text:p text:style-name="P11"/>
      <text:p text:style-name="P11"/>
      <text:p text:style-name="P11"><text:span text:style-name="T7">in cassandra.yml file </text:span>give </text:p>
      <text:p text:style-name="P11"/>
      <text:p text:style-name="P11">for a server</text:p>
      <text:p text:style-name="P11"/>
      <text:p text:style-name="P2"><text:span text:style-name="Source_20_Text"><text:span text:style-name="T5">initial_tocken: </text:span></text:span><text:span text:style-name="Source_20_Text"><text:span text:style-name="T4">9223372036854775808</text:span></text:span></text:p>
      <text:p text:style-name="P11"/>
      <text:p text:style-name="P11"/>
      <text:p text:style-name="P11">and give the seeds for the master ip</text:p>
      <text:p text:style-name="P11"/>
      <text:p text:style-name="P11"/>
      <text:p text:style-name="P11"><text:s text:c="7"/>seeds : <text:span text:style-name="T7">master datacenter ip</text:span></text:p>
      <text:p text:style-name="P11"><text:s text:c="4"/></text:p>
      <text:p text:style-name="P11"/>
      <text:p text:style-name="P11"/>
      <text:p text:style-name="P11"/>
      <text:p text:style-name="P11">and check the</text:p>
      <text:p text:style-name="P11"/>
      <text:p text:style-name="P14">partitioner : org.apache.cassandra.dht.Murmur3Partitioner </text:p>
      <text:p text:style-name="P11"/>
      <text:p text:style-name="P11"/>
      <text:p text:style-name="P12">save it </text:p>
      <text:p text:style-name="P12">and start cassandra</text:p>
      <text:p text:style-name="P11"/>
      <text:p text:style-name="P11"/>
      <text:p text:style-name="P11">check by</text:p>
      <text:p text:style-name="P11"/>
      <text:p text:style-name="P11"/>
      <text:p text:style-name="P14"><text:span text:style-name="T2">#</text:span>nodetool status</text:p>
      <text:p text:style-name="P14"><text:span text:style-name="T2">#</text:span>nodetool ring </text:p>
      <text:p text:style-name="P11"/>
      <text:p text:style-name="P11">ring shows all tokens with each node datacenter with all information </text:p>
      <text:p text:style-name="P11"/>
      <text:p text:style-name="P11"/>
      <text:p text:style-name="P11"/>
      <text:p text:style-name="P11"><text:soft-page-break/></text:p>
      <text:p text:style-name="P11"/>
      <text:p text:style-name="P12">checking by</text:p>
      <text:p text:style-name="P11"/>
      <text:p text:style-name="P12"/>
      <text:p text:style-name="P12"/>
      <text:p text:style-name="P12">select the tockens</text:p>
      <text:p text:style-name="P12"/>
      <text:p text:style-name="P12"/>
      <text:p text:style-name="P15">csqlsh&gt;SELECT token(country_code),country_code FROM crossfit_gyms_by_location;</text:p>
      <text:p text:style-name="P12"/>
      <text:p text:style-name="P12"/>
      <text:p text:style-name="P12">then give each tokens <text:s/>eg: for USA and CANADA table contents with primary key </text:p>
      <text:p text:style-name="P12"/>
      <text:p text:style-name="P12"/>
      <text:p text:style-name="P12"/>
      <text:p text:style-name="P12"/>
      <text:p text:style-name="P12">exit from clqsh</text:p>
      <text:p text:style-name="P12"/>
      <text:p text:style-name="P12"/>
      <text:p text:style-name="P12">n<text:span text:style-name="T8">odetool getendpoints keyspace name <text:s/>crossfit_gyms_by_location </text:span>USA or CANADA or we can use it with tocker number for each partition key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15:40:31.410803286</meta:creation-date>
    <dc:date>2016-11-26T16:04:48.823802863</dc:date>
    <meta:editing-duration>PT7M50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3" meta:paragraph-count="45" meta:word-count="270" meta:character-count="2111" meta:non-whitespace-character-count="1857"/>
  </office:meta>
</office:document-meta>
</file>